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3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702cm" fo:min-width="5.47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6.352cm" fo:min-width="11.82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39cm" fo:min-width="4.70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93cm" fo:min-width="3.43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93cm" fo:min-width="3.05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93cm" fo:min-width="3.9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39cm" fo:min-width="2.92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893cm" fo:min-width="4.32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74cm" fo:min-width="5.469cm"/>
    </style:style>
    <style:style style:name="gr13" style:family="graphic" style:parent-style-name="standard">
      <style:graphic-properties svg:stroke-color="#3465a4" draw:fill-color="#ffffff" draw:textarea-horizontal-align="justify" draw:textarea-vertical-align="middle" draw:auto-grow-height="false" fo:min-height="0.893cm" fo:min-width="3.94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66cm" fo:min-width="2.67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66cm" fo:min-width="3.64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1.688cm" fo:min-width="9.152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83cm" svg:height="0.962cm" svg:x="8.323cm" svg:y="2.396cm">
          <draw:text-box>
            <text:p><text:span text:style-name="T1">Wow Statics</text:span></text:p>
          </draw:text-box>
        </draw:frame>
        <draw:line draw:style-name="gr2" draw:text-style-name="P2" draw:layer="layout" svg:x1="2.778cm" svg:y1="4.682cm" svg:x2="2.778cm" svg:y2="27.155cm">
          <text:p/>
        </draw:line>
        <draw:line draw:style-name="gr2" draw:text-style-name="P2" draw:layer="layout" svg:x1="3.032cm" svg:y1="4.555cm" svg:x2="17.26cm" svg:y2="4.555cm">
          <text:p/>
        </draw:line>
        <draw:line draw:style-name="gr2" draw:text-style-name="P2" draw:layer="layout" svg:x1="3.159cm" svg:y1="27.155cm" svg:x2="17.133cm" svg:y2="27.155cm">
          <text:p/>
        </draw:line>
        <draw:line draw:style-name="gr2" draw:text-style-name="P2" draw:layer="layout" svg:x1="17.896cm" svg:y1="4.428cm" svg:x2="17.896cm" svg:y2="27.155cm">
          <text:p/>
        </draw:line>
        <draw:line draw:style-name="gr2" draw:text-style-name="P2" draw:layer="layout" svg:x1="2.778cm" svg:y1="5.951cm" svg:x2="17.896cm" svg:y2="5.951cm">
          <text:p/>
        </draw:line>
        <draw:frame draw:style-name="gr3" draw:text-style-name="P1" draw:layer="layout" svg:width="12.533cm" svg:height="0.962cm" svg:x="3.159cm" svg:y="5.189cm">
          <draw:text-box>
            <text:p><text:span text:style-name="T1">Logo <text:s/>PVP PVE AUCTION HOUSE STATS</text:span></text:p>
          </draw:text-box>
        </draw:frame>
        <draw:custom-shape draw:style-name="gr4" draw:text-style-name="P4" draw:layer="layout" svg:width="5.971cm" svg:height="4.952cm" svg:x="4.176cm" svg:y="7.094cm">
          <text:p text:style-name="P3"><text:span text:style-name="T1">WIN RAT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971cm" svg:height="4.952cm" svg:x="10.782cm" svg:y="12.934cm">
          <text:p text:style-name="P3"><text:span text:style-name="T1">BEST PLAY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971cm" svg:height="4.952cm" svg:x="4.303cm" svg:y="12.934cm">
          <text:p text:style-name="P3"><text:span text:style-name="T1">RAID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971cm" svg:height="4.952cm" svg:x="10.782cm" svg:y="7.221cm">
          <text:p text:style-name="P3"><text:span text:style-name="T1">PERFORMANCE</text:span></text:p>
          <text:p text:style-name="P3"><text:span text:style-name="T1">RANKING FOR </text:span></text:p>
          <text:p text:style-name="P3"><text:span text:style-name="T1">SPEC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323cm" svg:height="6.602cm" svg:x="4.557cm" svg:y="18.902cm">
          <text:p text:style-name="P3"><text:span text:style-name="T1">class and spec to view SOME STAT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209cm" svg:height="0.889cm" svg:x="8.368cm" svg:y="25.885cm">
          <text:p text:style-name="P3"><text:span text:style-name="T1">Checkou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5" draw:layer="layout" svg:width="3.937cm" svg:height="1.143cm" svg:x="8.62cm" svg:y="1.76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937cm" svg:height="1.143cm" svg:x="8.62cm" svg:y="3.286cm">
          <text:p text:style-name="P3">Layou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556cm" svg:height="1.143cm" svg:x="4.464cm" svg:y="5.295cm">
          <text:p text:style-name="P3">Toolba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445cm" svg:height="1.143cm" svg:x="12.303cm" svg:y="5.318cm">
          <text:p text:style-name="P3">{props.children}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429cm" svg:height="0.889cm" svg:x="4.556cm" svg:y="6.969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429cm" svg:height="0.889cm" svg:x="4.556cm" svg:y="8.239cm">
          <text:p text:style-name="P3">Nav. Item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826cm" svg:height="1.143cm" svg:x="12.811cm" svg:y="6.715cm">
          <text:p text:style-name="P3">Different Pages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969cm" svg:height="1.524cm" svg:x="12.049cm" svg:y="8.62cm">
          <text:p text:style-name="P3">Statistics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445cm" svg:height="1.143cm" svg:x="8.239cm" svg:y="10.906cm">
          <text:p text:style-name="P3">Build Controls</text:p>
          <text:p text:style-name="P3">Classes Spec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175cm" svg:height="1.016cm" svg:x="13.192cm" svg:y="11.033cm">
          <text:p text:style-name="P3">Stat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175cm" svg:height="1.016cm" svg:x="16.748cm" svg:y="11.033cm">
          <text:p text:style-name="P3">Modal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147cm" svg:height="1.016cm" svg:x="15.859cm" svg:y="12.43cm">
          <text:p text:style-name="P3">{props.children}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9.652cm" svg:height="11.938cm" svg:x="2.651cm" svg:y="15.224cm">
          <text:p text:style-name="P3">State</text:p>
          <text:p text:style-name="P3">Classes</text:p>
          <text:p text:style-name="P3">Specilization</text:p>
          <text:p text:style-name="P3">Race</text:p>
          <text:p text:style-name="P3">Realms</text:p>
          <text:p text:style-name="P3">Bg s</text:p>
          <text:p text:style-name="P3">Raid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23:43:05.350958206</meta:creation-date>
    <dc:date>2020-06-12T21:23:05.478607422</dc:date>
    <meta:editing-duration>PT50M20S</meta:editing-duration>
    <meta:editing-cycles>9</meta:editing-cycles>
    <meta:generator>LibreOffice/6.0.7.3$Linux_X86_64 LibreOffice_project/00m0$Build-3</meta:generator>
    <meta:document-statistic meta:object-count="26"/>
  </office:meta>
</office:document-meta>
</file>